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3.09pt"/>
    </style:style>
    <style:style style:name="co6" style:family="table-column">
      <style:table-column-properties fo:break-before="auto" style:column-width="19.11pt"/>
    </style:style>
    <style:style style:name="co7" style:family="table-column">
      <style:table-column-properties fo:break-before="auto" style:column-width="82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1000000" table:style-name="ta1">
        <table:shapes>
          <draw:frame draw:z-index="0" draw:style-name="gr1" draw:text-style-name="P1" svg:width="453.06pt" svg:height="255.23pt" svg:x="564.58pt" svg:y="36.14pt">
            <loext:p draw:notify-on-update-of-ranges="data_1000000.H5:data_1000000.H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09pt" svg:height="255.26pt" svg:x="566.9pt" svg:y="301.92pt">
            <loext:p draw:notify-on-update-of-ranges="data_1000000.I5:data_1000000.I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000012658200" calcext:value-type="float">
            <text:p>100000012658200</text:p>
          </table:table-cell>
          <table:table-cell table:formula="of:=SUM([.A2:.A10])/10" office:value-type="float" office:value="10.43966" calcext:value-type="float">
            <text:p>10.43966</text:p>
          </table:table-cell>
          <table:table-cell table:number-columns-repeated="5"/>
        </table:table-row>
        <table:table-row table:style-name="ro1">
          <table:table-cell office:value-type="float" office:value="10.0903" calcext:value-type="float">
            <text:p>10.0903</text:p>
          </table:table-cell>
          <table:table-cell table:number-columns-repeated="8"/>
        </table:table-row>
        <table:table-row table:style-name="ro1">
          <table:table-cell office:value-type="float" office:value="11.5887" calcext:value-type="float">
            <text:p>11.5887</text:p>
          </table:table-cell>
          <table:table-cell table:number-columns-repeated="8"/>
        </table:table-row>
        <table:table-row table:style-name="ro1">
          <table:table-cell office:value-type="float" office:value="11.6396" calcext:value-type="float">
            <text:p>11.6396</text:p>
          </table:table-cell>
          <table:table-cell table:number-columns-repeated="4"/>
          <table:table-cell office:value-type="string" calcext:value-type="string">
            <text:p>threads</text:p>
          </table:table-cell>
          <table:table-cell office:value-type="string" calcext:value-type="string">
            <text:p>avg fps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</table:table-row>
        <table:table-row table:style-name="ro1">
          <table:table-cell office:value-type="float" office:value="11.5289" calcext:value-type="float">
            <text:p>11.528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0.43966" calcext:value-type="float">
            <text:p>10.439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9034" calcext:value-type="float">
            <text:p>11.903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8.52272" calcext:value-type="float">
            <text:p>18.52272</text:p>
          </table:table-cell>
          <table:table-cell table:formula="of:=[.G6]/[.G5]" office:value-type="float" office:value="1.7742646791179" calcext:value-type="float">
            <text:p>1.7742646791179</text:p>
          </table:table-cell>
          <table:table-cell table:formula="of:=[.H6]/[.F6]" office:value-type="float" office:value="0.887132339558951" calcext:value-type="float">
            <text:p>0.887132339558951</text:p>
          </table:table-cell>
        </table:table-row>
        <table:table-row table:style-name="ro1">
          <table:table-cell office:value-type="float" office:value="11.9155" calcext:value-type="float">
            <text:p>11.915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3.63211" calcext:value-type="float">
            <text:p>23.63211</text:p>
          </table:table-cell>
          <table:table-cell table:formula="of:=[.G7]/[.G5]" office:value-type="float" office:value="2.26368579053341" calcext:value-type="float">
            <text:p>2.26368579053341</text:p>
          </table:table-cell>
          <table:table-cell table:formula="of:=[.H7]/[.F7]" office:value-type="float" office:value="0.754561930177803" calcext:value-type="float">
            <text:p>0.754561930177803</text:p>
          </table:table-cell>
        </table:table-row>
        <table:table-row table:style-name="ro1">
          <table:table-cell office:value-type="float" office:value="11.9054" calcext:value-type="float">
            <text:p>11.905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4.94226" calcext:value-type="float">
            <text:p>24.94226</text:p>
          </table:table-cell>
          <table:table-cell table:formula="of:=[.G8]/[.G5]" office:value-type="float" office:value="2.38918317263206" calcext:value-type="float">
            <text:p>2.38918317263206</text:p>
          </table:table-cell>
          <table:table-cell table:formula="of:=[.H8]/[.F8]" office:value-type="float" office:value="0.597295793158015" calcext:value-type="float">
            <text:p>0.597295793158015</text:p>
          </table:table-cell>
        </table:table-row>
        <table:table-row table:style-name="ro1">
          <table:table-cell office:value-type="float" office:value="11.9171" calcext:value-type="float">
            <text:p>11.917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2.6086" calcext:value-type="float">
            <text:p>22.6086</text:p>
          </table:table-cell>
          <table:table-cell table:formula="of:=[.G9]/[.G5]" office:value-type="float" office:value="2.16564524132012" calcext:value-type="float">
            <text:p>2.16564524132012</text:p>
          </table:table-cell>
          <table:table-cell table:formula="of:=[.H9]/[.F9]" office:value-type="float" office:value="0.433129048264024" calcext:value-type="float">
            <text:p>0.433129048264024</text:p>
          </table:table-cell>
        </table:table-row>
        <table:table-row table:style-name="ro1">
          <table:table-cell office:value-type="float" office:value="11.9077" calcext:value-type="float">
            <text:p>11.907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24.29948" calcext:value-type="float">
            <text:p>24.29948</text:p>
          </table:table-cell>
          <table:table-cell table:formula="of:=[.G10]/[.G5]" office:value-type="float" office:value="2.32761220192995" calcext:value-type="float">
            <text:p>2.32761220192995</text:p>
          </table:table-cell>
          <table:table-cell table:formula="of:=[.H10]/[.F10]" office:value-type="float" office:value="0.387935366988325" calcext:value-type="float">
            <text:p>0.387935366988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00015151500" calcext:value-type="float">
            <text:p>100000015151500</text:p>
          </table:table-cell>
          <table:table-cell table:formula="of:=SUM([.A12:.A20])/10" office:value-type="float" office:value="18.52272" calcext:value-type="float">
            <text:p>18.5227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.34388" calcext:value-type="float">
            <text:p>25.34388</text:p>
          </table:table-cell>
          <table:table-cell table:formula="of:=[.G11]/[.G5]" office:value-type="float" office:value="2.42765377416506" calcext:value-type="float">
            <text:p>2.42765377416506</text:p>
          </table:table-cell>
          <table:table-cell table:formula="of:=[.H11]/[.F11]" office:value-type="float" office:value="0.34680768202358" calcext:value-type="float">
            <text:p>0.34680768202358</text:p>
          </table:table-cell>
        </table:table-row>
        <table:table-row table:style-name="ro1">
          <table:table-cell office:value-type="float" office:value="18.0969" calcext:value-type="float">
            <text:p>18.0969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4.95195" calcext:value-type="float">
            <text:p>24.95195</text:p>
          </table:table-cell>
          <table:table-cell table:formula="of:=[.G12]/[.G5]" office:value-type="float" office:value="2.39011136378005" calcext:value-type="float">
            <text:p>2.39011136378005</text:p>
          </table:table-cell>
          <table:table-cell table:formula="of:=[.H12]/[.F12]" office:value-type="float" office:value="0.298763920472506" calcext:value-type="float">
            <text:p>0.298763920472506</text:p>
          </table:table-cell>
        </table:table-row>
        <table:table-row table:style-name="ro1">
          <table:table-cell office:value-type="float" office:value="20.3314" calcext:value-type="float">
            <text:p>20.3314</text:p>
          </table:table-cell>
          <table:table-cell table:number-columns-repeated="8"/>
        </table:table-row>
        <table:table-row table:style-name="ro1">
          <table:table-cell office:value-type="float" office:value="20.4349" calcext:value-type="float">
            <text:p>20.4349</text:p>
          </table:table-cell>
          <table:table-cell table:number-columns-repeated="8"/>
        </table:table-row>
        <table:table-row table:style-name="ro1">
          <table:table-cell office:value-type="float" office:value="20.1603" calcext:value-type="float">
            <text:p>20.1603</text:p>
          </table:table-cell>
          <table:table-cell table:number-columns-repeated="8"/>
        </table:table-row>
        <table:table-row table:style-name="ro1">
          <table:table-cell office:value-type="float" office:value="21.1581" calcext:value-type="float">
            <text:p>21.1581</text:p>
          </table:table-cell>
          <table:table-cell table:number-columns-repeated="8"/>
        </table:table-row>
        <table:table-row table:style-name="ro1">
          <table:table-cell office:value-type="float" office:value="21.2094" calcext:value-type="float">
            <text:p>21.2094</text:p>
          </table:table-cell>
          <table:table-cell table:number-columns-repeated="8"/>
        </table:table-row>
        <table:table-row table:style-name="ro1">
          <table:table-cell office:value-type="float" office:value="21.2651" calcext:value-type="float">
            <text:p>21.2651</text:p>
          </table:table-cell>
          <table:table-cell table:number-columns-repeated="8"/>
        </table:table-row>
        <table:table-row table:style-name="ro1">
          <table:table-cell office:value-type="float" office:value="21.3301" calcext:value-type="float">
            <text:p>21.3301</text:p>
          </table:table-cell>
          <table:table-cell table:number-columns-repeated="8"/>
        </table:table-row>
        <table:table-row table:style-name="ro1">
          <table:table-cell office:value-type="float" office:value="21.241" calcext:value-type="float">
            <text:p>21.24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000013698600" calcext:value-type="float">
            <text:p>100000013698600</text:p>
          </table:table-cell>
          <table:table-cell table:formula="of:=SUM([.A22:.A30])/10" office:value-type="float" office:value="23.63211" calcext:value-type="float">
            <text:p>23.63211</text:p>
          </table:table-cell>
          <table:table-cell table:number-columns-repeated="5"/>
        </table:table-row>
        <table:table-row table:style-name="ro1">
          <table:table-cell office:value-type="float" office:value="22.3825" calcext:value-type="float">
            <text:p>22.3825</text:p>
          </table:table-cell>
          <table:table-cell table:number-columns-repeated="8"/>
        </table:table-row>
        <table:table-row table:style-name="ro1">
          <table:table-cell office:value-type="float" office:value="25.6731" calcext:value-type="float">
            <text:p>25.6731</text:p>
          </table:table-cell>
          <table:table-cell table:number-columns-repeated="8"/>
        </table:table-row>
        <table:table-row table:style-name="ro1">
          <table:table-cell office:value-type="float" office:value="25.9278" calcext:value-type="float">
            <text:p>25.9278</text:p>
          </table:table-cell>
          <table:table-cell table:number-columns-repeated="8"/>
        </table:table-row>
        <table:table-row table:style-name="ro1">
          <table:table-cell office:value-type="float" office:value="25.5089" calcext:value-type="float">
            <text:p>25.5089</text:p>
          </table:table-cell>
          <table:table-cell table:number-columns-repeated="8"/>
        </table:table-row>
        <table:table-row table:style-name="ro1">
          <table:table-cell office:value-type="float" office:value="27.1989" calcext:value-type="float">
            <text:p>27.1989</text:p>
          </table:table-cell>
          <table:table-cell table:number-columns-repeated="8"/>
        </table:table-row>
        <table:table-row table:style-name="ro1">
          <table:table-cell office:value-type="float" office:value="27.2707" calcext:value-type="float">
            <text:p>27.2707</text:p>
          </table:table-cell>
          <table:table-cell table:number-columns-repeated="8"/>
        </table:table-row>
        <table:table-row table:style-name="ro1">
          <table:table-cell office:value-type="float" office:value="27.4725" calcext:value-type="float">
            <text:p>27.4725</text:p>
          </table:table-cell>
          <table:table-cell table:number-columns-repeated="8"/>
        </table:table-row>
        <table:table-row table:style-name="ro1">
          <table:table-cell office:value-type="float" office:value="27.5449" calcext:value-type="float">
            <text:p>27.5449</text:p>
          </table:table-cell>
          <table:table-cell table:number-columns-repeated="8"/>
        </table:table-row>
        <table:table-row table:style-name="ro1">
          <table:table-cell office:value-type="float" office:value="27.3418" calcext:value-type="float">
            <text:p>27.341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000012658200" calcext:value-type="float">
            <text:p>100000012658200</text:p>
          </table:table-cell>
          <table:table-cell table:formula="of:=SUM([.A32:.A40])/10" office:value-type="float" office:value="24.94226" calcext:value-type="float">
            <text:p>24.94226</text:p>
          </table:table-cell>
          <table:table-cell table:number-columns-repeated="5"/>
        </table:table-row>
        <table:table-row table:style-name="ro1">
          <table:table-cell office:value-type="float" office:value="23.8984" calcext:value-type="float">
            <text:p>23.8984</text:p>
          </table:table-cell>
          <table:table-cell table:number-columns-repeated="8"/>
        </table:table-row>
        <table:table-row table:style-name="ro1">
          <table:table-cell office:value-type="float" office:value="23.4562" calcext:value-type="float">
            <text:p>23.4562</text:p>
          </table:table-cell>
          <table:table-cell table:number-columns-repeated="8"/>
        </table:table-row>
        <table:table-row table:style-name="ro1">
          <table:table-cell office:value-type="float" office:value="27.7846" calcext:value-type="float">
            <text:p>27.7846</text:p>
          </table:table-cell>
          <table:table-cell table:number-columns-repeated="8"/>
        </table:table-row>
        <table:table-row table:style-name="ro1">
          <table:table-cell office:value-type="float" office:value="27.4075" calcext:value-type="float">
            <text:p>27.4075</text:p>
          </table:table-cell>
          <table:table-cell table:number-columns-repeated="8"/>
        </table:table-row>
        <table:table-row table:style-name="ro1">
          <table:table-cell office:value-type="float" office:value="29.4108" calcext:value-type="float">
            <text:p>29.4108</text:p>
          </table:table-cell>
          <table:table-cell table:number-columns-repeated="8"/>
        </table:table-row>
        <table:table-row table:style-name="ro1">
          <table:table-cell office:value-type="float" office:value="29.4192" calcext:value-type="float">
            <text:p>29.4192</text:p>
          </table:table-cell>
          <table:table-cell table:number-columns-repeated="8"/>
        </table:table-row>
        <table:table-row table:style-name="ro1">
          <table:table-cell office:value-type="float" office:value="29.4741" calcext:value-type="float">
            <text:p>29.4741</text:p>
          </table:table-cell>
          <table:table-cell table:number-columns-repeated="8"/>
        </table:table-row>
        <table:table-row table:style-name="ro1">
          <table:table-cell office:value-type="float" office:value="29.4821" calcext:value-type="float">
            <text:p>29.4821</text:p>
          </table:table-cell>
          <table:table-cell table:number-columns-repeated="8"/>
        </table:table-row>
        <table:table-row table:style-name="ro1">
          <table:table-cell office:value-type="float" office:value="29.0897" calcext:value-type="float">
            <text:p>29.089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000011363600" calcext:value-type="float">
            <text:p>100000011363600</text:p>
          </table:table-cell>
          <table:table-cell table:formula="of:=SUM([.A42:.A50])/10" office:value-type="float" office:value="22.6086" calcext:value-type="float">
            <text:p>22.6086</text:p>
          </table:table-cell>
          <table:table-cell table:number-columns-repeated="5"/>
        </table:table-row>
        <table:table-row table:style-name="ro1">
          <table:table-cell office:value-type="float" office:value="21.3164" calcext:value-type="float">
            <text:p>21.3164</text:p>
          </table:table-cell>
          <table:table-cell table:number-columns-repeated="8"/>
        </table:table-row>
        <table:table-row table:style-name="ro1">
          <table:table-cell office:value-type="float" office:value="24.535" calcext:value-type="float">
            <text:p>24.535</text:p>
          </table:table-cell>
          <table:table-cell table:number-columns-repeated="8"/>
        </table:table-row>
        <table:table-row table:style-name="ro1">
          <table:table-cell office:value-type="float" office:value="24.8946" calcext:value-type="float">
            <text:p>24.8946</text:p>
          </table:table-cell>
          <table:table-cell table:number-columns-repeated="8"/>
        </table:table-row>
        <table:table-row table:style-name="ro1">
          <table:table-cell office:value-type="float" office:value="24.8381" calcext:value-type="float">
            <text:p>24.8381</text:p>
          </table:table-cell>
          <table:table-cell table:number-columns-repeated="8"/>
        </table:table-row>
        <table:table-row table:style-name="ro1">
          <table:table-cell office:value-type="float" office:value="25.8358" calcext:value-type="float">
            <text:p>25.8358</text:p>
          </table:table-cell>
          <table:table-cell table:number-columns-repeated="8"/>
        </table:table-row>
        <table:table-row table:style-name="ro1">
          <table:table-cell office:value-type="float" office:value="25.7692" calcext:value-type="float">
            <text:p>25.7692</text:p>
          </table:table-cell>
          <table:table-cell table:number-columns-repeated="8"/>
        </table:table-row>
        <table:table-row table:style-name="ro1">
          <table:table-cell office:value-type="float" office:value="26.0399" calcext:value-type="float">
            <text:p>26.0399</text:p>
          </table:table-cell>
          <table:table-cell table:number-columns-repeated="8"/>
        </table:table-row>
        <table:table-row table:style-name="ro1">
          <table:table-cell office:value-type="float" office:value="26.745" calcext:value-type="float">
            <text:p>26.745</text:p>
          </table:table-cell>
          <table:table-cell table:number-columns-repeated="8"/>
        </table:table-row>
        <table:table-row table:style-name="ro1">
          <table:table-cell office:value-type="float" office:value="26.112" calcext:value-type="float">
            <text:p>26.11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0000012820500" calcext:value-type="float">
            <text:p>100000012820500</text:p>
          </table:table-cell>
          <table:table-cell table:formula="of:=SUM([.A52:.A60])/10" office:value-type="float" office:value="24.29948" calcext:value-type="float">
            <text:p>24.29948</text:p>
          </table:table-cell>
          <table:table-cell table:number-columns-repeated="5"/>
        </table:table-row>
        <table:table-row table:style-name="ro1">
          <table:table-cell office:value-type="float" office:value="22.4945" calcext:value-type="float">
            <text:p>22.4945</text:p>
          </table:table-cell>
          <table:table-cell table:number-columns-repeated="8"/>
        </table:table-row>
        <table:table-row table:style-name="ro1">
          <table:table-cell office:value-type="float" office:value="26.6188" calcext:value-type="float">
            <text:p>26.6188</text:p>
          </table:table-cell>
          <table:table-cell table:number-columns-repeated="8"/>
        </table:table-row>
        <table:table-row table:style-name="ro1">
          <table:table-cell office:value-type="float" office:value="26.7951" calcext:value-type="float">
            <text:p>26.7951</text:p>
          </table:table-cell>
          <table:table-cell table:number-columns-repeated="8"/>
        </table:table-row>
        <table:table-row table:style-name="ro1">
          <table:table-cell office:value-type="float" office:value="26.4501" calcext:value-type="float">
            <text:p>26.4501</text:p>
          </table:table-cell>
          <table:table-cell table:number-columns-repeated="8"/>
        </table:table-row>
        <table:table-row table:style-name="ro1">
          <table:table-cell office:value-type="float" office:value="28.2721" calcext:value-type="float">
            <text:p>28.2721</text:p>
          </table:table-cell>
          <table:table-cell table:number-columns-repeated="8"/>
        </table:table-row>
        <table:table-row table:style-name="ro1">
          <table:table-cell office:value-type="float" office:value="28.1821" calcext:value-type="float">
            <text:p>28.1821</text:p>
          </table:table-cell>
          <table:table-cell table:number-columns-repeated="8"/>
        </table:table-row>
        <table:table-row table:style-name="ro1">
          <table:table-cell office:value-type="float" office:value="28.0186" calcext:value-type="float">
            <text:p>28.0186</text:p>
          </table:table-cell>
          <table:table-cell table:number-columns-repeated="8"/>
        </table:table-row>
        <table:table-row table:style-name="ro1">
          <table:table-cell office:value-type="float" office:value="28.1188" calcext:value-type="float">
            <text:p>28.1188</text:p>
          </table:table-cell>
          <table:table-cell table:number-columns-repeated="8"/>
        </table:table-row>
        <table:table-row table:style-name="ro1">
          <table:table-cell office:value-type="float" office:value="28.0447" calcext:value-type="float">
            <text:p>28.044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0000014492800" calcext:value-type="float">
            <text:p>100000014492800</text:p>
          </table:table-cell>
          <table:table-cell table:formula="of:=SUM([.A62:.A70])/10" office:value-type="float" office:value="25.34388" calcext:value-type="float">
            <text:p>25.34388</text:p>
          </table:table-cell>
          <table:table-cell table:number-columns-repeated="5"/>
        </table:table-row>
        <table:table-row table:style-name="ro1">
          <table:table-cell office:value-type="float" office:value="23.715" calcext:value-type="float">
            <text:p>23.715</text:p>
          </table:table-cell>
          <table:table-cell table:number-columns-repeated="8"/>
        </table:table-row>
        <table:table-row table:style-name="ro1">
          <table:table-cell office:value-type="float" office:value="27.4574" calcext:value-type="float">
            <text:p>27.4574</text:p>
          </table:table-cell>
          <table:table-cell table:number-columns-repeated="8"/>
        </table:table-row>
        <table:table-row table:style-name="ro1">
          <table:table-cell office:value-type="float" office:value="27.8394" calcext:value-type="float">
            <text:p>27.8394</text:p>
          </table:table-cell>
          <table:table-cell table:number-columns-repeated="8"/>
        </table:table-row>
        <table:table-row table:style-name="ro1">
          <table:table-cell office:value-type="float" office:value="27.3559" calcext:value-type="float">
            <text:p>27.3559</text:p>
          </table:table-cell>
          <table:table-cell table:number-columns-repeated="8"/>
        </table:table-row>
        <table:table-row table:style-name="ro1">
          <table:table-cell office:value-type="float" office:value="29.4024" calcext:value-type="float">
            <text:p>29.4024</text:p>
          </table:table-cell>
          <table:table-cell table:number-columns-repeated="8"/>
        </table:table-row>
        <table:table-row table:style-name="ro1">
          <table:table-cell office:value-type="float" office:value="29.1592" calcext:value-type="float">
            <text:p>29.1592</text:p>
          </table:table-cell>
          <table:table-cell table:number-columns-repeated="8"/>
        </table:table-row>
        <table:table-row table:style-name="ro1">
          <table:table-cell office:value-type="float" office:value="29.6447" calcext:value-type="float">
            <text:p>29.6447</text:p>
          </table:table-cell>
          <table:table-cell table:number-columns-repeated="8"/>
        </table:table-row>
        <table:table-row table:style-name="ro1">
          <table:table-cell office:value-type="float" office:value="29.2708" calcext:value-type="float">
            <text:p>29.2708</text:p>
          </table:table-cell>
          <table:table-cell table:number-columns-repeated="8"/>
        </table:table-row>
        <table:table-row table:style-name="ro1">
          <table:table-cell office:value-type="float" office:value="29.594" calcext:value-type="float">
            <text:p>29.59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000012345700" calcext:value-type="float">
            <text:p>100000012345700</text:p>
          </table:table-cell>
          <table:table-cell table:formula="of:=SUM([.A72:.A80])/10" office:value-type="float" office:value="24.95195" calcext:value-type="float">
            <text:p>24.95195</text:p>
          </table:table-cell>
          <table:table-cell table:number-columns-repeated="5"/>
        </table:table-row>
        <table:table-row table:style-name="ro1">
          <table:table-cell office:value-type="float" office:value="23.7246" calcext:value-type="float">
            <text:p>23.7246</text:p>
          </table:table-cell>
          <table:table-cell table:number-columns-repeated="8"/>
        </table:table-row>
        <table:table-row table:style-name="ro1">
          <table:table-cell office:value-type="float" office:value="27.3028" calcext:value-type="float">
            <text:p>27.3028</text:p>
          </table:table-cell>
          <table:table-cell table:number-columns-repeated="8"/>
        </table:table-row>
        <table:table-row table:style-name="ro1">
          <table:table-cell office:value-type="float" office:value="27.6918" calcext:value-type="float">
            <text:p>27.6918</text:p>
          </table:table-cell>
          <table:table-cell table:number-columns-repeated="8"/>
        </table:table-row>
        <table:table-row table:style-name="ro1">
          <table:table-cell office:value-type="float" office:value="26.7165" calcext:value-type="float">
            <text:p>26.7165</text:p>
          </table:table-cell>
          <table:table-cell table:number-columns-repeated="8"/>
        </table:table-row>
        <table:table-row table:style-name="ro1">
          <table:table-cell office:value-type="float" office:value="28.709" calcext:value-type="float">
            <text:p>28.709</text:p>
          </table:table-cell>
          <table:table-cell table:number-columns-repeated="8"/>
        </table:table-row>
        <table:table-row table:style-name="ro1">
          <table:table-cell office:value-type="float" office:value="29.0403" calcext:value-type="float">
            <text:p>29.0403</text:p>
          </table:table-cell>
          <table:table-cell table:number-columns-repeated="8"/>
        </table:table-row>
        <table:table-row table:style-name="ro1">
          <table:table-cell office:value-type="float" office:value="28.9646" calcext:value-type="float">
            <text:p>28.9646</text:p>
          </table:table-cell>
          <table:table-cell table:number-columns-repeated="8"/>
        </table:table-row>
        <table:table-row table:style-name="ro1">
          <table:table-cell office:value-type="float" office:value="28.8198" calcext:value-type="float">
            <text:p>28.8198</text:p>
          </table:table-cell>
          <table:table-cell table:number-columns-repeated="8"/>
        </table:table-row>
        <table:table-row table:style-name="ro1">
          <table:table-cell office:value-type="float" office:value="28.5501" calcext:value-type="float">
            <text:p>28.5501</text:p>
          </table:table-cell>
          <table:table-cell table:number-columns-repeated="8"/>
        </table:table-row>
      </table:table>
      <table:table table:name="data_100000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00014084500" calcext:value-type="float">
            <text:p>10000014084500</text:p>
          </table:table-cell>
          <table:table-cell table:number-columns-repeated="4"/>
        </table:table-row>
        <table:table-row table:style-name="ro1">
          <table:table-cell office:value-type="float" office:value="103.914" calcext:value-type="float">
            <text:p>103.914</text:p>
          </table:table-cell>
          <table:table-cell table:number-columns-repeated="6"/>
        </table:table-row>
        <table:table-row table:style-name="ro1">
          <table:table-cell office:value-type="float" office:value="98.9069" calcext:value-type="float">
            <text:p>98.9069</text:p>
          </table:table-cell>
          <table:table-cell table:number-columns-repeated="6"/>
        </table:table-row>
        <table:table-row table:style-name="ro1">
          <table:table-cell office:value-type="float" office:value="109.269" calcext:value-type="float">
            <text:p>109.269</text:p>
          </table:table-cell>
          <table:table-cell table:number-columns-repeated="6"/>
        </table:table-row>
        <table:table-row table:style-name="ro1">
          <table:table-cell office:value-type="float" office:value="100.281" calcext:value-type="float">
            <text:p>100.281</text:p>
          </table:table-cell>
          <table:table-cell table:number-columns-repeated="6"/>
        </table:table-row>
        <table:table-row table:style-name="ro1">
          <table:table-cell office:value-type="float" office:value="95.2765" calcext:value-type="float">
            <text:p>95.276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AVERAGE([.A2:.A10])" office:value-type="float" office:value="106.278822222222" calcext:value-type="float">
            <text:p>106.278822222222</text:p>
          </table:table-cell>
        </table:table-row>
        <table:table-row table:style-name="ro1">
          <table:table-cell office:value-type="float" office:value="111.427" calcext:value-type="float">
            <text:p>111.42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AVERAGE([.A12:.A20])" office:value-type="float" office:value="178.505555555556" calcext:value-type="float">
            <text:p>178.505555555556</text:p>
          </table:table-cell>
        </table:table-row>
        <table:table-row table:style-name="ro1">
          <table:table-cell office:value-type="float" office:value="113.151" calcext:value-type="float">
            <text:p>113.15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AVERAGE([.A22:.A30])" office:value-type="float" office:value="172.449666666667" calcext:value-type="float">
            <text:p>172.449666666667</text:p>
          </table:table-cell>
        </table:table-row>
        <table:table-row table:style-name="ro1">
          <table:table-cell office:value-type="float" office:value="110.837" calcext:value-type="float">
            <text:p>110.83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AVERAGE([.A32:.A40])" office:value-type="float" office:value="199.118444444444" calcext:value-type="float">
            <text:p>199.118444444444</text:p>
          </table:table-cell>
        </table:table-row>
        <table:table-row table:style-name="ro1">
          <table:table-cell office:value-type="float" office:value="113.447" calcext:value-type="float">
            <text:p>113.44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AVERAGE([.A42:.A50])" office:value-type="float" office:value="211.940555555556" calcext:value-type="float">
            <text:p>211.9405555555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0012820500" calcext:value-type="float">
            <text:p>100000128205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AVERAGE([.A52:.A60])" office:value-type="float" office:value="220.515111111111" calcext:value-type="float">
            <text:p>220.515111111111</text:p>
          </table:table-cell>
        </table:table-row>
        <table:table-row table:style-name="ro1">
          <table:table-cell office:value-type="float" office:value="167.572" calcext:value-type="float">
            <text:p>167.57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AVERAGE([.A62:.A70])" office:value-type="float" office:value="207.489333333333" calcext:value-type="float">
            <text:p>207.489333333333</text:p>
          </table:table-cell>
        </table:table-row>
        <table:table-row table:style-name="ro1">
          <table:table-cell office:value-type="float" office:value="151.053" calcext:value-type="float">
            <text:p>151.053</text:p>
          </table:table-cell>
          <table:table-cell table:number-columns-repeated="5"/>
          <table:table-cell table:formula="of:=AVERAGE([.A72:.A80])" office:value-type="float" office:value="71.8166222222222" calcext:value-type="float">
            <text:p>71.8166222222222</text:p>
          </table:table-cell>
        </table:table-row>
        <table:table-row table:style-name="ro1">
          <table:table-cell office:value-type="float" office:value="190.851" calcext:value-type="float">
            <text:p>190.851</text:p>
          </table:table-cell>
          <table:table-cell table:number-columns-repeated="6"/>
        </table:table-row>
        <table:table-row table:style-name="ro1">
          <table:table-cell office:value-type="float" office:value="160.62" calcext:value-type="float">
            <text:p>160.62</text:p>
          </table:table-cell>
          <table:table-cell table:number-columns-repeated="6"/>
        </table:table-row>
        <table:table-row table:style-name="ro1">
          <table:table-cell office:value-type="float" office:value="146.129" calcext:value-type="float">
            <text:p>146.129</text:p>
          </table:table-cell>
          <table:table-cell table:number-columns-repeated="6"/>
        </table:table-row>
        <table:table-row table:style-name="ro1">
          <table:table-cell office:value-type="float" office:value="201.777" calcext:value-type="float">
            <text:p>201.777</text:p>
          </table:table-cell>
          <table:table-cell table:number-columns-repeated="6"/>
        </table:table-row>
        <table:table-row table:style-name="ro1">
          <table:table-cell office:value-type="float" office:value="204.236" calcext:value-type="float">
            <text:p>204.236</text:p>
          </table:table-cell>
          <table:table-cell table:number-columns-repeated="6"/>
        </table:table-row>
        <table:table-row table:style-name="ro1">
          <table:table-cell office:value-type="float" office:value="189.229" calcext:value-type="float">
            <text:p>189.229</text:p>
          </table:table-cell>
          <table:table-cell table:number-columns-repeated="6"/>
        </table:table-row>
        <table:table-row table:style-name="ro1">
          <table:table-cell office:value-type="float" office:value="195.083" calcext:value-type="float">
            <text:p>195.08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00013698600" calcext:value-type="float">
            <text:p>10000013698600</text:p>
          </table:table-cell>
          <table:table-cell table:number-columns-repeated="4"/>
        </table:table-row>
        <table:table-row table:style-name="ro1">
          <table:table-cell office:value-type="float" office:value="205.466" calcext:value-type="float">
            <text:p>205.466</text:p>
          </table:table-cell>
          <table:table-cell table:number-columns-repeated="6"/>
        </table:table-row>
        <table:table-row table:style-name="ro1">
          <table:table-cell office:value-type="float" office:value="137.625" calcext:value-type="float">
            <text:p>137.625</text:p>
          </table:table-cell>
          <table:table-cell table:number-columns-repeated="6"/>
        </table:table-row>
        <table:table-row table:style-name="ro1">
          <table:table-cell office:value-type="float" office:value="181.384" calcext:value-type="float">
            <text:p>181.384</text:p>
          </table:table-cell>
          <table:table-cell table:number-columns-repeated="6"/>
        </table:table-row>
        <table:table-row table:style-name="ro1">
          <table:table-cell office:value-type="float" office:value="152.16" calcext:value-type="float">
            <text:p>152.16</text:p>
          </table:table-cell>
          <table:table-cell table:number-columns-repeated="6"/>
        </table:table-row>
        <table:table-row table:style-name="ro1">
          <table:table-cell office:value-type="float" office:value="143.608" calcext:value-type="float">
            <text:p>143.608</text:p>
          </table:table-cell>
          <table:table-cell table:number-columns-repeated="6"/>
        </table:table-row>
        <table:table-row table:style-name="ro1">
          <table:table-cell office:value-type="float" office:value="184.777" calcext:value-type="float">
            <text:p>184.777</text:p>
          </table:table-cell>
          <table:table-cell table:number-columns-repeated="6"/>
        </table:table-row>
        <table:table-row table:style-name="ro1">
          <table:table-cell office:value-type="float" office:value="185.805" calcext:value-type="float">
            <text:p>185.805</text:p>
          </table:table-cell>
          <table:table-cell table:number-columns-repeated="6"/>
        </table:table-row>
        <table:table-row table:style-name="ro1">
          <table:table-cell office:value-type="float" office:value="182.387" calcext:value-type="float">
            <text:p>182.387</text:p>
          </table:table-cell>
          <table:table-cell table:number-columns-repeated="6"/>
        </table:table-row>
        <table:table-row table:style-name="ro1">
          <table:table-cell office:value-type="float" office:value="178.835" calcext:value-type="float">
            <text:p>178.83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00013698600" calcext:value-type="float">
            <text:p>10000013698600</text:p>
          </table:table-cell>
          <table:table-cell table:number-columns-repeated="4"/>
        </table:table-row>
        <table:table-row table:style-name="ro1">
          <table:table-cell office:value-type="float" office:value="187.26" calcext:value-type="float">
            <text:p>187.26</text:p>
          </table:table-cell>
          <table:table-cell table:number-columns-repeated="6"/>
        </table:table-row>
        <table:table-row table:style-name="ro1">
          <table:table-cell office:value-type="float" office:value="175.319" calcext:value-type="float">
            <text:p>175.319</text:p>
          </table:table-cell>
          <table:table-cell table:number-columns-repeated="6"/>
        </table:table-row>
        <table:table-row table:style-name="ro1">
          <table:table-cell office:value-type="float" office:value="209.632" calcext:value-type="float">
            <text:p>209.632</text:p>
          </table:table-cell>
          <table:table-cell table:number-columns-repeated="6"/>
        </table:table-row>
        <table:table-row table:style-name="ro1">
          <table:table-cell office:value-type="float" office:value="172.019" calcext:value-type="float">
            <text:p>172.019</text:p>
          </table:table-cell>
          <table:table-cell table:number-columns-repeated="6"/>
        </table:table-row>
        <table:table-row table:style-name="ro1">
          <table:table-cell office:value-type="float" office:value="167.393" calcext:value-type="float">
            <text:p>167.393</text:p>
          </table:table-cell>
          <table:table-cell table:number-columns-repeated="6"/>
        </table:table-row>
        <table:table-row table:style-name="ro1">
          <table:table-cell office:value-type="float" office:value="208.364" calcext:value-type="float">
            <text:p>208.364</text:p>
          </table:table-cell>
          <table:table-cell table:number-columns-repeated="6"/>
        </table:table-row>
        <table:table-row table:style-name="ro1">
          <table:table-cell office:value-type="float" office:value="218.538" calcext:value-type="float">
            <text:p>218.538</text:p>
          </table:table-cell>
          <table:table-cell table:number-columns-repeated="6"/>
        </table:table-row>
        <table:table-row table:style-name="ro1">
          <table:table-cell office:value-type="float" office:value="224.035" calcext:value-type="float">
            <text:p>224.035</text:p>
          </table:table-cell>
          <table:table-cell table:number-columns-repeated="6"/>
        </table:table-row>
        <table:table-row table:style-name="ro1">
          <table:table-cell office:value-type="float" office:value="229.506" calcext:value-type="float">
            <text:p>229.50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00011627900" calcext:value-type="float">
            <text:p>10000011627900</text:p>
          </table:table-cell>
          <table:table-cell table:number-columns-repeated="4"/>
        </table:table-row>
        <table:table-row table:style-name="ro1">
          <table:table-cell office:value-type="float" office:value="195.025" calcext:value-type="float">
            <text:p>195.025</text:p>
          </table:table-cell>
          <table:table-cell table:number-columns-repeated="6"/>
        </table:table-row>
        <table:table-row table:style-name="ro1">
          <table:table-cell office:value-type="float" office:value="183.02" calcext:value-type="float">
            <text:p>183.02</text:p>
          </table:table-cell>
          <table:table-cell table:number-columns-repeated="6"/>
        </table:table-row>
        <table:table-row table:style-name="ro1">
          <table:table-cell office:value-type="float" office:value="236.677" calcext:value-type="float">
            <text:p>236.677</text:p>
          </table:table-cell>
          <table:table-cell table:number-columns-repeated="6"/>
        </table:table-row>
        <table:table-row table:style-name="ro1">
          <table:table-cell office:value-type="float" office:value="168.271" calcext:value-type="float">
            <text:p>168.271</text:p>
          </table:table-cell>
          <table:table-cell table:number-columns-repeated="6"/>
        </table:table-row>
        <table:table-row table:style-name="ro1">
          <table:table-cell office:value-type="float" office:value="175.043" calcext:value-type="float">
            <text:p>175.043</text:p>
          </table:table-cell>
          <table:table-cell table:number-columns-repeated="6"/>
        </table:table-row>
        <table:table-row table:style-name="ro1">
          <table:table-cell office:value-type="float" office:value="232.832" calcext:value-type="float">
            <text:p>232.832</text:p>
          </table:table-cell>
          <table:table-cell table:number-columns-repeated="6"/>
        </table:table-row>
        <table:table-row table:style-name="ro1">
          <table:table-cell office:value-type="float" office:value="241.89" calcext:value-type="float">
            <text:p>241.89</text:p>
          </table:table-cell>
          <table:table-cell table:number-columns-repeated="6"/>
        </table:table-row>
        <table:table-row table:style-name="ro1">
          <table:table-cell office:value-type="float" office:value="243.735" calcext:value-type="float">
            <text:p>243.735</text:p>
          </table:table-cell>
          <table:table-cell table:number-columns-repeated="6"/>
        </table:table-row>
        <table:table-row table:style-name="ro1">
          <table:table-cell office:value-type="float" office:value="230.972" calcext:value-type="float">
            <text:p>230.97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000016129000" calcext:value-type="float">
            <text:p>10000016129000</text:p>
          </table:table-cell>
          <table:table-cell table:number-columns-repeated="4"/>
        </table:table-row>
        <table:table-row table:style-name="ro1">
          <table:table-cell office:value-type="float" office:value="213.931" calcext:value-type="float">
            <text:p>213.931</text:p>
          </table:table-cell>
          <table:table-cell table:number-columns-repeated="6"/>
        </table:table-row>
        <table:table-row table:style-name="ro1">
          <table:table-cell office:value-type="float" office:value="180.929" calcext:value-type="float">
            <text:p>180.929</text:p>
          </table:table-cell>
          <table:table-cell table:number-columns-repeated="6"/>
        </table:table-row>
        <table:table-row table:style-name="ro1">
          <table:table-cell office:value-type="float" office:value="237.519" calcext:value-type="float">
            <text:p>237.519</text:p>
          </table:table-cell>
          <table:table-cell table:number-columns-repeated="6"/>
        </table:table-row>
        <table:table-row table:style-name="ro1">
          <table:table-cell office:value-type="float" office:value="172.039" calcext:value-type="float">
            <text:p>172.039</text:p>
          </table:table-cell>
          <table:table-cell table:number-columns-repeated="6"/>
        </table:table-row>
        <table:table-row table:style-name="ro1">
          <table:table-cell office:value-type="float" office:value="191.346" calcext:value-type="float">
            <text:p>191.346</text:p>
          </table:table-cell>
          <table:table-cell table:number-columns-repeated="6"/>
        </table:table-row>
        <table:table-row table:style-name="ro1">
          <table:table-cell office:value-type="float" office:value="241.007" calcext:value-type="float">
            <text:p>241.007</text:p>
          </table:table-cell>
          <table:table-cell table:number-columns-repeated="6"/>
        </table:table-row>
        <table:table-row table:style-name="ro1">
          <table:table-cell office:value-type="float" office:value="240.556" calcext:value-type="float">
            <text:p>240.556</text:p>
          </table:table-cell>
          <table:table-cell table:number-columns-repeated="6"/>
        </table:table-row>
        <table:table-row table:style-name="ro1">
          <table:table-cell office:value-type="float" office:value="249.898" calcext:value-type="float">
            <text:p>249.898</text:p>
          </table:table-cell>
          <table:table-cell table:number-columns-repeated="6"/>
        </table:table-row>
        <table:table-row table:style-name="ro1">
          <table:table-cell office:value-type="float" office:value="257.411" calcext:value-type="float">
            <text:p>257.41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000025000000" calcext:value-type="float">
            <text:p>10000025000000</text:p>
          </table:table-cell>
          <table:table-cell table:number-columns-repeated="4"/>
        </table:table-row>
        <table:table-row table:style-name="ro1">
          <table:table-cell office:value-type="float" office:value="206.532" calcext:value-type="float">
            <text:p>206.532</text:p>
          </table:table-cell>
          <table:table-cell table:number-columns-repeated="6"/>
        </table:table-row>
        <table:table-row table:style-name="ro1">
          <table:table-cell office:value-type="float" office:value="156.157" calcext:value-type="float">
            <text:p>156.157</text:p>
          </table:table-cell>
          <table:table-cell table:number-columns-repeated="6"/>
        </table:table-row>
        <table:table-row table:style-name="ro1">
          <table:table-cell office:value-type="float" office:value="239.944" calcext:value-type="float">
            <text:p>239.944</text:p>
          </table:table-cell>
          <table:table-cell table:number-columns-repeated="6"/>
        </table:table-row>
        <table:table-row table:style-name="ro1">
          <table:table-cell office:value-type="float" office:value="196.585" calcext:value-type="float">
            <text:p>196.585</text:p>
          </table:table-cell>
          <table:table-cell table:number-columns-repeated="6"/>
        </table:table-row>
        <table:table-row table:style-name="ro1">
          <table:table-cell office:value-type="float" office:value="174.423" calcext:value-type="float">
            <text:p>174.423</text:p>
          </table:table-cell>
          <table:table-cell table:number-columns-repeated="6"/>
        </table:table-row>
        <table:table-row table:style-name="ro1">
          <table:table-cell office:value-type="float" office:value="240.446" calcext:value-type="float">
            <text:p>240.446</text:p>
          </table:table-cell>
          <table:table-cell table:number-columns-repeated="6"/>
        </table:table-row>
        <table:table-row table:style-name="ro1">
          <table:table-cell office:value-type="float" office:value="176.639" calcext:value-type="float">
            <text:p>176.639</text:p>
          </table:table-cell>
          <table:table-cell table:number-columns-repeated="6"/>
        </table:table-row>
        <table:table-row table:style-name="ro1">
          <table:table-cell office:value-type="float" office:value="208.983" calcext:value-type="float">
            <text:p>208.983</text:p>
          </table:table-cell>
          <table:table-cell table:number-columns-repeated="6"/>
        </table:table-row>
        <table:table-row table:style-name="ro1">
          <table:table-cell office:value-type="float" office:value="267.695" calcext:value-type="float">
            <text:p>267.69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00012658200" calcext:value-type="float">
            <text:p>10000012658200</text:p>
          </table:table-cell>
          <table:table-cell table:number-columns-repeated="4"/>
        </table:table-row>
        <table:table-row table:style-name="ro1">
          <table:table-cell office:value-type="float" office:value="62.3068" calcext:value-type="float">
            <text:p>62.3068</text:p>
          </table:table-cell>
          <table:table-cell table:number-columns-repeated="6"/>
        </table:table-row>
        <table:table-row table:style-name="ro1">
          <table:table-cell office:value-type="float" office:value="63.2079" calcext:value-type="float">
            <text:p>63.2079</text:p>
          </table:table-cell>
          <table:table-cell table:number-columns-repeated="6"/>
        </table:table-row>
        <table:table-row table:style-name="ro1">
          <table:table-cell office:value-type="float" office:value="72.2502" calcext:value-type="float">
            <text:p>72.2502</text:p>
          </table:table-cell>
          <table:table-cell table:number-columns-repeated="6"/>
        </table:table-row>
        <table:table-row table:style-name="ro1">
          <table:table-cell office:value-type="float" office:value="66.4278" calcext:value-type="float">
            <text:p>66.4278</text:p>
          </table:table-cell>
          <table:table-cell table:number-columns-repeated="6"/>
        </table:table-row>
        <table:table-row table:style-name="ro1">
          <table:table-cell office:value-type="float" office:value="64.4458" calcext:value-type="float">
            <text:p>64.4458</text:p>
          </table:table-cell>
          <table:table-cell table:number-columns-repeated="6"/>
        </table:table-row>
        <table:table-row table:style-name="ro1">
          <table:table-cell office:value-type="float" office:value="66.3246" calcext:value-type="float">
            <text:p>66.3246</text:p>
          </table:table-cell>
          <table:table-cell table:number-columns-repeated="6"/>
        </table:table-row>
        <table:table-row table:style-name="ro1">
          <table:table-cell office:value-type="float" office:value="81.7647" calcext:value-type="float">
            <text:p>81.7647</text:p>
          </table:table-cell>
          <table:table-cell table:number-columns-repeated="6"/>
        </table:table-row>
        <table:table-row table:style-name="ro1">
          <table:table-cell office:value-type="float" office:value="100.615" calcext:value-type="float">
            <text:p>100.615</text:p>
          </table:table-cell>
          <table:table-cell table:number-columns-repeated="6"/>
        </table:table-row>
        <table:table-row table:style-name="ro1">
          <table:table-cell office:value-type="float" office:value="69.0068" calcext:value-type="float">
            <text:p>69.006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2T23:21:41.840759112</dc:date>
    <meta:editing-duration>PT11M10S</meta:editing-duration>
    <meta:editing-cycles>3</meta:editing-cycles>
    <meta:generator>LibreOffice/5.2.7.2$Linux_X86_64 LibreOffice_project/20m0$Build-2</meta:generator>
    <meta:document-statistic meta:table-count="2" meta:cell-count="25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4cm" svg:height="9.005cm" xlink:href=".." xlink:type="simple" chart:class="chart:line" chart:style-name="ch1">
        <chart:title svg:x="5.805cm" svg:y="0.316cm" chart:style-name="ch2">
          <text:p>Speedup(1M entities)</text:p>
        </chart:title>
        <chart:legend chart:legend-position="end" svg:x="13.344cm" svg:y="4.203cm" style:legend-expansion="high" chart:style-name="ch3"/>
        <chart:plot-area chart:style-name="ch4" table:cell-range-address="data_1000000.H5:data_1000000.H12" chart:data-source-has-labels="row" svg:x="0.319cm" svg:y="1.275cm" svg:width="12.706cm" svg:height="7.55cm">
          <chartooo:coordinate-region svg:x="1.046cm" svg:y="1.474cm" svg:width="11.885cm" svg:height="6.7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data_1000000.H5:data_1000000.H12" loext:label-string="speedup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_1000000.H5:data_1000000.H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742646791179">
                <text:p>1.77426467911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6368579053341">
                <text:p>2.263685790533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8918317263206">
                <text:p>2.389183172632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6564524132012">
                <text:p>2.165645241320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2761220192995">
                <text:p>2.327612201929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2765377416506">
                <text:p>2.427653774165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9011136378005">
                <text:p>2.39011136378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5cm" svg:height="9.006cm" xlink:href=".." xlink:type="simple" chart:class="chart:line" chart:style-name="ch1">
        <chart:title svg:x="5.633cm" svg:y="0.316cm" chart:style-name="ch2">
          <text:p>Efficiency (1M entities)</text:p>
        </chart:title>
        <chart:legend chart:legend-position="end" svg:x="13.186cm" svg:y="4.204cm" style:legend-expansion="high" chart:style-name="ch3"/>
        <chart:plot-area chart:style-name="ch4" table:cell-range-address="data_1000000.I5:data_1000000.I12" chart:data-source-has-labels="row" svg:x="0.319cm" svg:y="1.275cm" svg:width="12.548cm" svg:height="7.551cm">
          <chartooo:coordinate-region svg:x="1.046cm" svg:y="1.475cm" svg:width="11.727cm" svg:height="6.7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data_1000000.I5:data_1000000.I12" loext:label-string="efficiency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_1000000.I5:data_1000000.I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87132339558951">
                <text:p>0.8871323395589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4561930177803">
                <text:p>0.7545619301778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7295793158015">
                <text:p>0.597295793158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3129048264024">
                <text:p>0.433129048264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7935366988325">
                <text:p>0.387935366988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4680768202358">
                <text:p>0.34680768202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8763920472506">
                <text:p>0.2987639204725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